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0000000804D54BF553018DFFA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arrow_25_20-_25_20Copy" style:repeat="stretch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658cm" fo:min-width="3.499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658cm" fo:min-width="2.1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58cm" fo:min-width="2.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58cm" fo:min-width="2.4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57cm" fo:min-width="2.428cm"/>
    </style:style>
    <style:style style:name="gr9" style:family="graphic" style:parent-style-name="standard">
      <style:graphic-properties svg:stroke-width="0.08cm" svg:stroke-color="#000000" draw:marker-start-width="0.44cm" draw:marker-end-width="0.44cm" draw:fill-color="#ffffff" draw:textarea-horizontal-align="justify" draw:textarea-vertical-align="middle" draw:auto-grow-height="false" fo:min-height="0.492cm" fo:min-width="9.421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7cm" fo:min-width="4.978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5cm" fo:min-width="10.073cm"/>
    </style:style>
    <style:style style:name="gr12" style:family="graphic" style:parent-style-name="objectwithoutfill">
      <style:graphic-properties svg:stroke-width="0.08cm" draw:marker-start-width="0.44cm" draw:marker-end-width="0.44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5cm" fo:min-width="3.517cm"/>
    </style:style>
    <style:style style:name="gr14" style:family="graphic" style:parent-style-name="objectwithoutfill">
      <style:graphic-properties svg:stroke-width="0.035cm" draw:marker-start-width="0.373cm" draw:marker-end-width="0.373cm" draw:fill="none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57cm" fo:min-width="2.43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658cm" fo:min-width="2.162cm"/>
    </style:style>
    <style:style style:name="gr17" style:family="graphic" style:parent-style-name="standard">
      <style:graphic-properties svg:stroke-width="0.08cm" svg:stroke-color="#000000" draw:marker-start-width="0.44cm" draw:marker-end-width="0.44cm" draw:fill-color="#ffffff" draw:textarea-horizontal-align="justify" draw:textarea-vertical-align="middle" draw:auto-grow-height="false" fo:min-height="0.492cm" fo:min-width="6.899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4cm" fo:min-width="7.004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068cm" fo:min-width="5.2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845cm" fo:min-width="4.2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52cm" fo:min-width="3.81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51cm" fo:min-width="6.627cm"/>
    </style:style>
    <style:style style:name="gr23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36.529cm" fo:min-width="32.523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1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51cm" fo:min-width="5.3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58cm" fo:min-width="2.4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58cm" fo:min-width="2.9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52cm" fo:min-width="5.239cm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gradient" draw:fill-gradient-name="Gray_20_Header"/>
      <style:paragraph-properties fo:text-align="center" style:text-autospace="none"/>
      <style:text-properties fo:color="#000000" style:font-name="Arial" fo:font-size="14pt" fo:font-style="normal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bitmap" draw:fill-color="#ffffff" draw:fill-image-name="arrow_25_20-_25_20Copy" style:repeat="stretch"/>
      <style:paragraph-properties fo:text-align="center"/>
    </style:style>
    <style:style style:name="P5" style:family="paragraph">
      <style:paragraph-properties fo:text-align="end">
        <style:tab-stops/>
      </style:paragraph-properties>
    </style:style>
    <style:style style:name="P6" style:family="paragraph">
      <loext:graphic-properties draw:fill="none" draw:fill-color="#ffffff"/>
      <style:paragraph-properties fo:text-align="end">
        <style:tab-stops/>
      </style:paragraph-properties>
      <style:text-properties fo:font-size="12pt"/>
    </style:style>
    <style:style style:name="P7" style:family="paragraph">
      <loext:graphic-properties draw:fill-color="#ffffff"/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start">
        <style:tab-stops/>
      </style:paragraph-properties>
      <style:text-properties fo:font-size="12pt"/>
    </style:style>
    <style:style style:name="P12" style:family="paragraph">
      <loext:graphic-properties draw:fill="gradient" draw:fill-gradient-name="Gray_20_Header"/>
      <style:paragraph-properties fo:text-align="center" style:text-autospace="none"/>
      <style:text-properties fo:color="#000000" style:font-name="Arial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.217cm" svg:height="1.186cm" svg:x="5.633cm" svg:y="11.05cm">
          <text:p text:style-name="P1"><text:span text:style-name="T1">Nios2</text:span></text:p>
        </draw:rect>
        <draw:rect draw:style-name="gr2" draw:text-style-name="P3" draw:layer="layout" svg:width="7.217cm" svg:height="2.37cm" svg:x="5.633cm" svg:y="12.236cm">
          <text:p/>
        </draw:rect>
        <draw:g>
          <draw:rect draw:style-name="gr3" draw:text-style-name="P4" draw:layer="layout" svg:width="0.592cm" svg:height="0.594cm" svg:x="12.495cm" svg:y="12.629cm">
            <text:p/>
          </draw:rect>
          <draw:frame draw:style-name="gr4" draw:text-style-name="P6" draw:layer="layout" svg:width="3.999cm" svg:height="0.908cm" svg:x="8.597cm" svg:y="12.449cm">
            <draw:text-box>
              <text:p text:style-name="P5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B</text:span><text:span text:style-name="T2">u</text:span><text:span text:style-name="T2">s</text:span></text:p>
            </draw:text-box>
          </draw:frame>
        </draw:g>
        <draw:g>
          <draw:rect draw:style-name="gr3" draw:text-style-name="P4" draw:layer="layout" svg:width="0.592cm" svg:height="0.592cm" svg:x="12.491cm" svg:y="13.491cm">
            <text:p/>
          </draw:rect>
          <draw:frame draw:style-name="gr5" draw:text-style-name="P6" draw:layer="layout" svg:width="2.669cm" svg:height="0.908cm" svg:x="9.923cm" svg:y="13.31cm">
            <draw:text-box>
              <text:p text:style-name="P5"><text:span text:style-name="T2">D</text:span><text:span text:style-name="T2">a</text:span><text:span text:style-name="T2">t</text:span><text:span text:style-name="T2">a</text:span><text:span text:style-name="T2">B</text:span><text:span text:style-name="T2">u</text:span><text:span text:style-name="T2">s</text:span></text:p>
            </draw:text-box>
          </draw:frame>
        </draw:g>
        <draw:g>
          <draw:rect draw:style-name="gr3" draw:text-style-name="P4" draw:layer="layout" svg:width="0.594cm" svg:height="0.594cm" svg:x="5.326cm" svg:y="12.63cm">
            <text:p/>
          </draw:rect>
          <draw:frame draw:style-name="gr6" draw:text-style-name="P6" draw:layer="layout" svg:width="3.03cm" svg:height="0.908cm" svg:x="5.92cm" svg:y="12.45cm">
            <draw:text-box>
              <text:p text:style-name="P5"><text:span text:style-name="T2">d</text:span><text:span text:style-name="T2">e</text:span><text:span text:style-name="T2">b</text:span><text:span text:style-name="T2">u</text:span><text:span text:style-name="T2">g</text:span><text:span text:style-name="T2">B</text:span><text:span text:style-name="T2">u</text:span><text:span text:style-name="T2">s</text:span></text:p>
            </draw:text-box>
          </draw:frame>
        </draw:g>
        <draw:g>
          <draw:rect draw:style-name="gr3" draw:text-style-name="P4" draw:layer="layout" svg:width="0.592cm" svg:height="0.593cm" svg:x="5.35cm" svg:y="13.564cm">
            <text:p/>
          </draw:rect>
          <draw:frame draw:style-name="gr7" draw:text-style-name="P6" draw:layer="layout" svg:width="2.929cm" svg:height="0.908cm" svg:x="5.942cm" svg:y="13.384cm">
            <draw:text-box>
              <text:p text:style-name="P5"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u</text:span><text:span text:style-name="T2">p</text:span><text:span text:style-name="T2">t</text:span></text:p>
            </draw:text-box>
          </draw:frame>
        </draw:g>
        <draw:rect draw:style-name="gr1" draw:text-style-name="P2" draw:layer="layout" svg:width="4.356cm" svg:height="1.185cm" svg:x="14.717cm" svg:y="9.007cm">
          <text:p text:style-name="P1"><text:span text:style-name="T1">tci_memory</text:span></text:p>
        </draw:rect>
        <draw:rect draw:style-name="gr2" draw:text-style-name="P3" draw:layer="layout" svg:width="4.356cm" svg:height="1.394cm" svg:x="14.717cm" svg:y="10.192cm">
          <text:p/>
        </draw:rect>
        <draw:g>
          <draw:rect draw:style-name="gr3" draw:text-style-name="P4" draw:layer="layout" svg:width="0.594cm" svg:height="0.593cm" svg:x="14.409cm" svg:y="10.587cm">
            <text:p/>
          </draw:rect>
          <draw:frame draw:style-name="gr8" draw:text-style-name="P6" draw:layer="layout" svg:width="2.928cm" svg:height="0.907cm" svg:x="15.003cm" svg:y="10.407cm">
            <draw:text-box>
              <text:p text:style-name="P5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custom-shape draw:style-name="gr9" draw:text-style-name="P7" draw:layer="layout" svg:width="14.105cm" svg:height="1.158cm" draw:transform="rotate (-1.5707963267949) translate (29.599cm 6.28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508.501228501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3" draw:text-style-name="P4" draw:layer="layout" svg:width="0.594cm" svg:height="0.592cm" svg:x="28.081cm" svg:y="12.48cm">
            <text:p/>
          </draw:rect>
          <draw:frame draw:style-name="gr10" draw:text-style-name="P6" draw:layer="layout" svg:width="5.478cm" svg:height="1.937cm" svg:x="22.706cm" svg:y="11.527cm">
            <draw:text-box>
              <text:p text:style-name="P5"><text:span text:style-name="T3">A</text:span><text:span text:style-name="T3">v</text:span><text:span text:style-name="T3">a</text:span><text:span text:style-name="T3">l</text:span><text:span text:style-name="T3">o</text:span><text:span text:style-name="T3">n</text:span></text:p>
              <text:p text:style-name="P5"><text:span text:style-name="T3"/></text:p>
              <text:p text:style-name="P5"><text:span text:style-name="T3">W</text:span><text:span text:style-name="T3">i</text:span><text:span text:style-name="T3">n</text:span><text:span text:style-name="T3">d</text:span><text:span text:style-name="T3">o</text:span><text:span text:style-name="T3">w</text:span><text:span text:style-name="T3">e</text:span><text:span text:style-name="T3">d</text:span><text:span text:style-name="T3"> </text:span><text:span text:style-name="T3">s</text:span><text:span text:style-name="T3">l</text:span><text:span text:style-name="T3">a</text:span><text:span text:style-name="T3">v</text:span><text:span text:style-name="T3">e</text:span></text:p>
            </draw:text-box>
          </draw:frame>
        </draw:g>
        <draw:frame draw:style-name="gr11" draw:text-style-name="P9" draw:layer="layout" svg:width="10.573cm" svg:height="1.045cm" draw:transform="rotate (1.5707963267949) translate (28.462cm 18.587cm)">
          <draw:text-box>
            <text:p text:style-name="P8"><text:span text:style-name="T4">shared_mem</text:span><text:span text:style-name="T5"> (Address Span </text:span><text:span text:style-name="T5">Extender)</text:span></text:p>
          </draw:text-box>
        </draw:frame>
        <draw:line draw:style-name="gr12" draw:text-style-name="P10" draw:layer="layout" svg:x1="13.633cm" svg:y1="33.077cm" svg:x2="13.644cm" svg:y2="13.754cm">
          <text:p/>
        </draw:line>
        <draw:line draw:style-name="gr12" draw:text-style-name="P10" draw:layer="layout" svg:x1="13.087cm" svg:y1="12.922cm" svg:x2="19.902cm" svg:y2="12.918cm">
          <text:p/>
        </draw:line>
        <draw:line draw:style-name="gr12" draw:text-style-name="P10" draw:layer="layout" svg:x1="13.62cm" svg:y1="10.904cm" svg:x2="14.45cm" svg:y2="10.904cm">
          <text:p/>
        </draw:line>
        <draw:line draw:style-name="gr12" draw:text-style-name="P10" draw:layer="layout" svg:x1="13.62cm" svg:y1="16.474cm" svg:x2="14.45cm" svg:y2="16.474cm">
          <text:p/>
        </draw:line>
        <draw:frame draw:style-name="gr13" draw:text-style-name="P9" draw:layer="layout" svg:width="4.017cm" svg:height="1.045cm" svg:x="1.055cm" svg:y="12.35cm">
          <draw:text-box>
            <text:p text:style-name="P8"><text:span text:style-name="T5">jtag_uart</text:span></text:p>
          </draw:text-box>
        </draw:frame>
        <draw:line draw:style-name="gr12" draw:text-style-name="P10" draw:layer="layout" svg:x1="4.468cm" svg:y1="12.933cm" svg:x2="5.326cm" svg:y2="12.933cm">
          <text:p/>
        </draw:line>
        <draw:line draw:style-name="gr14" draw:text-style-name="P10" draw:layer="layout" svg:x1="4.367cm" svg:y1="13.794cm" svg:x2="5.369cm" svg:y2="13.794cm">
          <text:p/>
        </draw:line>
        <draw:rect draw:style-name="gr1" draw:text-style-name="P2" draw:layer="layout" svg:width="4.316cm" svg:height="1.184cm" svg:x="14.638cm" svg:y="14.579cm">
          <text:p text:style-name="P1"><text:span text:style-name="T1">tcd_memory</text:span></text:p>
        </draw:rect>
        <draw:rect draw:style-name="gr2" draw:text-style-name="P3" draw:layer="layout" svg:width="4.316cm" svg:height="1.395cm" svg:x="14.638cm" svg:y="15.763cm">
          <text:p/>
        </draw:rect>
        <draw:g>
          <draw:rect draw:style-name="gr3" draw:text-style-name="P4" draw:layer="layout" svg:width="0.593cm" svg:height="0.592cm" svg:x="14.331cm" svg:y="16.159cm">
            <text:p/>
          </draw:rect>
          <draw:frame draw:style-name="gr15" draw:text-style-name="P6" draw:layer="layout" svg:width="2.93cm" svg:height="0.907cm" svg:x="14.924cm" svg:y="15.979cm">
            <draw:text-box>
              <text:p text:style-name="P5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rect draw:style-name="gr1" draw:text-style-name="P2" draw:layer="layout" svg:width="4.66cm" svg:height="1.184cm" svg:x="14.607cm" svg:y="19.679cm">
          <text:p text:style-name="P1"><text:span text:style-name="T1">dp_mem</text:span></text:p>
        </draw:rect>
        <draw:rect draw:style-name="gr2" draw:text-style-name="P3" draw:layer="layout" svg:width="4.66cm" svg:height="1.393cm" svg:x="14.607cm" svg:y="20.836cm">
          <text:p/>
        </draw:rect>
        <draw:g>
          <draw:rect draw:style-name="gr3" draw:text-style-name="P4" draw:layer="layout" svg:width="0.593cm" svg:height="0.593cm" svg:x="14.304cm" svg:y="21.199cm">
            <text:p/>
          </draw:rect>
          <draw:frame draw:style-name="gr7" draw:text-style-name="P6" draw:layer="layout" svg:width="2.929cm" svg:height="0.908cm" svg:x="14.897cm" svg:y="21.018cm">
            <draw:text-box>
              <text:p text:style-name="P5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line draw:style-name="gr12" draw:text-style-name="P10" draw:layer="layout" svg:x1="13.633cm" svg:y1="21.557cm" svg:x2="14.259cm" svg:y2="21.557cm">
          <text:p/>
        </draw:line>
        <draw:g>
          <draw:rect draw:style-name="gr3" draw:text-style-name="P4" draw:layer="layout" svg:width="0.592cm" svg:height="0.594cm" svg:x="19.051cm" svg:y="21.205cm">
            <text:p/>
          </draw:rect>
          <draw:frame draw:style-name="gr16" draw:text-style-name="P6" draw:layer="layout" svg:width="2.662cm" svg:height="0.908cm" svg:x="16.49cm" svg:y="21.025cm">
            <draw:text-box>
              <text:p text:style-name="P5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line draw:style-name="gr12" draw:text-style-name="P10" draw:layer="layout" svg:x1="13.087cm" svg:y1="13.753cm" svg:x2="19.429cm" svg:y2="13.749cm">
          <text:p/>
        </draw:line>
        <draw:custom-shape draw:style-name="gr17" draw:text-style-name="P7" draw:layer="layout" svg:width="10.549cm" svg:height="1.158cm" draw:transform="rotate (-1.5707963267949) translate (29.595cm 22.40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508.501228501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9" draw:layer="layout" svg:width="7.504cm" svg:height="1.044cm" draw:transform="rotate (1.5707963267949) translate (28.456cm 31.638cm)">
          <draw:text-box>
            <text:p text:style-name="P8"><text:span text:style-name="T4">io <text:s/></text:span><text:span text:style-name="T5">(Address Span Extender)</text:span></text:p>
          </draw:text-box>
        </draw:frame>
        <draw:line draw:style-name="gr12" draw:text-style-name="P10" draw:layer="layout" svg:x1="13.62cm" svg:y1="27.381cm" svg:x2="28.2cm" svg:y2="27.381cm">
          <text:p/>
        </draw:line>
        <draw:g>
          <draw:rect draw:style-name="gr3" draw:text-style-name="P4" draw:layer="layout" svg:width="0.593cm" svg:height="0.594cm" svg:x="28.123cm" svg:y="27.075cm">
            <text:p/>
          </draw:rect>
          <draw:frame draw:style-name="gr19" draw:text-style-name="P6" draw:layer="layout" svg:width="5.786cm" svg:height="1.318cm" svg:x="22.439cm" svg:y="26.431cm">
            <draw:text-box>
              <text:p text:style-name="P5"><text:span text:style-name="T3">A</text:span><text:span text:style-name="T3">v</text:span><text:span text:style-name="T3">a</text:span><text:span text:style-name="T3">l</text:span><text:span text:style-name="T3">o</text:span><text:span text:style-name="T3">n</text:span><text:span text:style-name="T3"> </text:span><text:span text:style-name="T3">W</text:span><text:span text:style-name="T3">i</text:span><text:span text:style-name="T3">n</text:span><text:span text:style-name="T3">d</text:span><text:span text:style-name="T3">o</text:span><text:span text:style-name="T3">w</text:span><text:span text:style-name="T3">e</text:span><text:span text:style-name="T3">d</text:span><text:span text:style-name="T3"> </text:span><text:span text:style-name="T3">s</text:span><text:span text:style-name="T3">l</text:span><text:span text:style-name="T3">a</text:span><text:span text:style-name="T3">v</text:span><text:span text:style-name="T3">e</text:span></text:p>
            </draw:text-box>
          </draw:frame>
        </draw:g>
        <draw:g>
          <draw:rect draw:style-name="gr3" draw:text-style-name="P4" draw:layer="layout" svg:width="0.592cm" svg:height="0.593cm" svg:x="29.39cm" svg:y="13.164cm">
            <text:p/>
          </draw:rect>
          <draw:frame draw:style-name="gr20" draw:text-style-name="P11" draw:layer="layout" svg:width="4.742cm" svg:height="2.095cm" svg:x="29.982cm" svg:y="12.39cm">
            <draw:text-box>
              <text:p text:style-name="P8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  <text:p text:style-name="P5"><text:span text:style-name="T2"/></text:p>
              <text:p text:style-name="P5"><text:span text:style-name="T2">e</text:span><text:span text:style-name="T2">x</text:span><text:span text:style-name="T2">p</text:span><text:span text:style-name="T2">a</text:span><text:span text:style-name="T2">n</text:span><text:span text:style-name="T2">d</text:span><text:span text:style-name="T2">e</text:span><text:span text:style-name="T2">d</text:span><text:span text:style-name="T2"> </text:span><text:span text:style-name="T2">m</text:span><text:span text:style-name="T2">a</text:span><text:span text:style-name="T2">s</text:span><text:span text:style-name="T2">t</text:span><text:span text:style-name="T2">e</text:span><text:span text:style-name="T2">r</text:span></text:p>
            </draw:text-box>
          </draw:frame>
        </draw:g>
        <draw:g>
          <draw:rect draw:style-name="gr3" draw:text-style-name="P4" draw:layer="layout" svg:width="0.592cm" svg:height="0.592cm" svg:x="29.386cm" svg:y="27.063cm">
            <text:p/>
          </draw:rect>
          <draw:frame draw:style-name="gr20" draw:text-style-name="P11" draw:layer="layout" svg:width="4.742cm" svg:height="2.095cm" svg:x="29.978cm" svg:y="26.289cm">
            <draw:text-box>
              <text:p text:style-name="P8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  <text:p text:style-name="P5"><text:span text:style-name="T2"/></text:p>
              <text:p text:style-name="P5"><text:span text:style-name="T2">e</text:span><text:span text:style-name="T2">x</text:span><text:span text:style-name="T2">p</text:span><text:span text:style-name="T2">a</text:span><text:span text:style-name="T2">n</text:span><text:span text:style-name="T2">d</text:span><text:span text:style-name="T2">e</text:span><text:span text:style-name="T2">d</text:span><text:span text:style-name="T2"> </text:span><text:span text:style-name="T2">m</text:span><text:span text:style-name="T2">a</text:span><text:span text:style-name="T2">s</text:span><text:span text:style-name="T2">t</text:span><text:span text:style-name="T2">e</text:span><text:span text:style-name="T2">r</text:span></text:p>
            </draw:text-box>
          </draw:frame>
        </draw:g>
        <draw:line draw:style-name="gr12" draw:text-style-name="P10" draw:layer="layout" svg:x1="13.623cm" svg:y1="10.882cm" svg:x2="13.623cm" svg:y2="12.897cm">
          <text:p/>
        </draw:line>
        <draw:rect draw:style-name="gr1" draw:text-style-name="P12" draw:layer="layout" svg:width="3.645cm" svg:height="0.711cm" svg:x="20.051cm" svg:y="11.496cm">
          <text:p text:style-name="P1"><text:span text:style-name="T6">Instr. Cache</text:span></text:p>
        </draw:rect>
        <draw:rect draw:style-name="gr2" draw:text-style-name="P3" draw:layer="layout" svg:width="3.645cm" svg:height="1.186cm" svg:x="20.051cm" svg:y="12.207cm">
          <text:p/>
        </draw:rect>
        <draw:g>
          <draw:rect draw:style-name="gr3" draw:text-style-name="P4" draw:layer="layout" svg:width="0.592cm" svg:height="0.711cm" svg:x="19.785cm" svg:y="12.445cm">
            <text:p/>
          </draw:rect>
        </draw:g>
        <draw:g>
          <draw:rect draw:style-name="gr3" draw:text-style-name="P4" draw:layer="layout" svg:width="0.594cm" svg:height="0.592cm" svg:x="23.458cm" svg:y="12.483cm">
            <text:p/>
          </draw:rect>
          <draw:frame draw:style-name="gr16" draw:text-style-name="P6" draw:layer="layout" svg:width="2.662cm" svg:height="0.908cm" svg:x="20.899cm" svg:y="12.302cm">
            <draw:text-box>
              <text:p text:style-name="P5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rect draw:style-name="gr1" draw:text-style-name="P12" draw:layer="layout" svg:width="3.645cm" svg:height="0.711cm" svg:x="20.051cm" svg:y="13.63cm">
          <text:p text:style-name="P1"><text:span text:style-name="T6">Data Cache</text:span></text:p>
        </draw:rect>
        <draw:rect draw:style-name="gr2" draw:text-style-name="P3" draw:layer="layout" svg:width="3.645cm" svg:height="1.186cm" svg:x="20.051cm" svg:y="14.341cm">
          <text:p/>
        </draw:rect>
        <draw:g>
          <draw:rect draw:style-name="gr3" draw:text-style-name="P4" draw:layer="layout" svg:width="0.592cm" svg:height="0.711cm" svg:x="19.785cm" svg:y="14.579cm">
            <text:p/>
          </draw:rect>
        </draw:g>
        <draw:g>
          <draw:rect draw:style-name="gr3" draw:text-style-name="P4" draw:layer="layout" svg:width="0.594cm" svg:height="0.593cm" svg:x="23.458cm" svg:y="14.616cm">
            <text:p/>
          </draw:rect>
          <draw:frame draw:style-name="gr16" draw:text-style-name="P6" draw:layer="layout" svg:width="2.662cm" svg:height="0.908cm" svg:x="20.899cm" svg:y="14.436cm">
            <draw:text-box>
              <text:p text:style-name="P5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line draw:style-name="gr12" draw:text-style-name="P10" draw:layer="layout" svg:x1="19.429cm" svg:y1="13.749cm" svg:x2="19.429cm" svg:y2="14.935cm">
          <text:p/>
        </draw:line>
        <draw:line draw:style-name="gr12" draw:text-style-name="P10" draw:layer="layout" svg:x1="19.429cm" svg:y1="14.934cm" svg:x2="19.785cm" svg:y2="14.934cm">
          <text:p/>
        </draw:line>
        <draw:line draw:style-name="gr12" draw:text-style-name="P10" draw:layer="layout" svg:x1="24.052cm" svg:y1="14.934cm" svg:x2="28.083cm" svg:y2="14.934cm">
          <text:p/>
        </draw:line>
        <draw:g>
          <draw:rect draw:style-name="gr3" draw:text-style-name="P4" draw:layer="layout" svg:width="0.593cm" svg:height="0.594cm" svg:x="28.123cm" svg:y="14.631cm">
            <text:p/>
          </draw:rect>
          <draw:frame draw:style-name="gr10" draw:text-style-name="P6" draw:layer="layout" svg:width="5.478cm" svg:height="1.937cm" svg:x="22.747cm" svg:y="13.678cm">
            <draw:text-box>
              <text:p text:style-name="P5"><text:span text:style-name="T3">A</text:span><text:span text:style-name="T3">v</text:span><text:span text:style-name="T3">a</text:span><text:span text:style-name="T3">l</text:span><text:span text:style-name="T3">o</text:span><text:span text:style-name="T3">n</text:span></text:p>
              <text:p text:style-name="P5"><text:span text:style-name="T3"/></text:p>
              <text:p text:style-name="P5"><text:span text:style-name="T3">W</text:span><text:span text:style-name="T3">i</text:span><text:span text:style-name="T3">n</text:span><text:span text:style-name="T3">d</text:span><text:span text:style-name="T3">o</text:span><text:span text:style-name="T3">w</text:span><text:span text:style-name="T3">e</text:span><text:span text:style-name="T3">d</text:span><text:span text:style-name="T3"> </text:span><text:span text:style-name="T3">s</text:span><text:span text:style-name="T3">l</text:span><text:span text:style-name="T3">a</text:span><text:span text:style-name="T3">v</text:span><text:span text:style-name="T3">e</text:span></text:p>
            </draw:text-box>
          </draw:frame>
        </draw:g>
        <draw:line draw:style-name="gr12" draw:text-style-name="P10" draw:layer="layout" svg:x1="24.052cm" svg:y1="12.801cm" svg:x2="28.083cm" svg:y2="12.801cm">
          <text:p/>
        </draw:line>
        <draw:line draw:style-name="gr12" draw:text-style-name="P10" draw:layer="layout" svg:x1="29.978cm" svg:y1="27.381cm" svg:x2="34.364cm" svg:y2="27.381cm">
          <text:p/>
        </draw:line>
        <draw:g>
          <draw:rect draw:style-name="gr3" draw:text-style-name="P4" draw:layer="layout" svg:width="0.594cm" svg:height="0.592cm" svg:x="34.279cm" svg:y="27.063cm">
            <text:p/>
          </draw:rect>
          <draw:frame draw:style-name="gr21" draw:text-style-name="P6" draw:layer="layout" svg:width="4.317cm" svg:height="1.502cm" svg:x="34.873cm" svg:y="26.585cm">
            <draw:text-box>
              <text:p text:style-name="P5"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c</text:span><text:span text:style-name="T7">o</text:span><text:span text:style-name="T7">r</text:span><text:span text:style-name="T7">e</text:span><text:span text:style-name="T7">_</text:span><text:span text:style-name="T7">i</text:span><text:span text:style-name="T7">o</text:span></text:p>
              <text:p text:style-name="P8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line draw:style-name="gr12" draw:text-style-name="P10" draw:layer="layout" svg:x1="29.978cm" svg:y1="13.482cm" svg:x2="34.364cm" svg:y2="13.482cm">
          <text:p/>
        </draw:line>
        <draw:g>
          <draw:rect draw:style-name="gr3" draw:text-style-name="P4" draw:layer="layout" svg:width="0.594cm" svg:height="0.593cm" svg:x="34.279cm" svg:y="13.164cm">
            <text:p/>
          </draw:rect>
          <draw:frame draw:style-name="gr22" draw:text-style-name="P11" draw:layer="layout" svg:width="7.127cm" svg:height="1.501cm" svg:x="34.873cm" svg:y="12.687cm">
            <draw:text-box>
              <text:p text:style-name="P8"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c</text:span><text:span text:style-name="T7">o</text:span><text:span text:style-name="T7">r</text:span><text:span text:style-name="T7">e</text:span><text:span text:style-name="T7">_</text:span><text:span text:style-name="T7">s</text:span><text:span text:style-name="T7">h</text:span><text:span text:style-name="T7">a</text:span><text:span text:style-name="T7">r</text:span><text:span text:style-name="T7">e</text:span><text:span text:style-name="T7">d</text:span><text:span text:style-name="T7">_</text:span><text:span text:style-name="T7">m</text:span><text:span text:style-name="T7">e</text:span><text:span text:style-name="T7">m</text:span><text:span text:style-name="T2"><text:line-break/></text:span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custom-shape draw:style-name="gr23" draw:text-style-name="P10" draw:layer="layout" svg:width="33.057cm" svg:height="36.813cm" svg:x="1.487cm" svg:y="2.9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678cm" svg:height="1.204cm" svg:x="1.612cm" svg:y="3.073cm">
          <draw:text-box>
            <text:p>ControlCore (Nios2)</text:p>
          </draw:text-box>
        </draw:frame>
        <draw:line draw:style-name="gr12" draw:text-style-name="P10" draw:layer="layout" svg:x1="19.643cm" svg:y1="21.557cm" svg:x2="34.293cm" svg:y2="21.557cm">
          <text:p/>
        </draw:line>
        <draw:g>
          <draw:rect draw:style-name="gr3" draw:text-style-name="P4" draw:layer="layout" svg:width="0.593cm" svg:height="0.592cm" svg:x="34.277cm" svg:y="21.205cm">
            <text:p/>
          </draw:rect>
          <draw:frame draw:style-name="gr25" draw:text-style-name="P6" draw:layer="layout" svg:width="5.855cm" svg:height="1.501cm" svg:x="34.87cm" svg:y="20.728cm">
            <draw:text-box>
              <text:p text:style-name="P5"><text:span text:style-name="T7">c</text:span><text:span text:style-name="T7">o</text:span><text:span text:style-name="T7">n</text:span><text:span text:style-name="T7">r</text:span><text:span text:style-name="T7">o</text:span><text:span text:style-name="T7">l</text:span><text:span text:style-name="T7">c</text:span><text:span text:style-name="T7">o</text:span><text:span text:style-name="T7">r</text:span><text:span text:style-name="T7">e</text:span><text:span text:style-name="T7">_</text:span><text:span text:style-name="T7">d</text:span><text:span text:style-name="T7">p</text:span><text:span text:style-name="T7">_</text:span><text:span text:style-name="T7">m</text:span><text:span text:style-name="T7">e</text:span><text:span text:style-name="T7">m</text:span></text:p>
              <text:p text:style-name="P8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rect draw:style-name="gr1" draw:text-style-name="P2" draw:layer="layout" svg:width="5.203cm" svg:height="0.859cm" svg:x="14.87cm" svg:y="31.574cm">
          <text:p text:style-name="P1"><text:span text:style-name="T1">tick</text:span></text:p>
        </draw:rect>
        <draw:rect draw:style-name="gr2" draw:text-style-name="P3" draw:layer="layout" svg:width="5.203cm" svg:height="2.271cm" svg:x="14.87cm" svg:y="32.433cm">
          <text:p/>
        </draw:rect>
        <draw:g>
          <draw:rect draw:style-name="gr3" draw:text-style-name="P4" draw:layer="layout" svg:width="0.592cm" svg:height="0.592cm" svg:x="14.563cm" svg:y="32.829cm">
            <text:p/>
          </draw:rect>
          <draw:frame draw:style-name="gr26" draw:text-style-name="P6" draw:layer="layout" svg:width="2.93cm" svg:height="0.908cm" svg:x="15.155cm" svg:y="32.648cm">
            <draw:text-box>
              <text:p text:style-name="P5"><text:span text:style-name="T2">A</text:span><text:span text:style-name="T2">v</text:span><text:span text:style-name="T2">a</text:span><text:span text:style-name="T2">l</text:span><text:span text:style-name="T2">o</text:span><text:span text:style-name="T2">n</text:span></text:p>
            </draw:text-box>
          </draw:frame>
        </draw:g>
        <draw:g>
          <draw:rect draw:style-name="gr3" draw:text-style-name="P4" draw:layer="layout" svg:width="0.593cm" svg:height="0.593cm" svg:x="19.752cm" svg:y="33.852cm">
            <text:p/>
          </draw:rect>
          <draw:frame draw:style-name="gr16" draw:text-style-name="P6" draw:layer="layout" svg:width="2.662cm" svg:height="0.908cm" svg:x="17.193cm" svg:y="33.671cm">
            <draw:text-box>
              <text:p text:style-name="P5"><text:span text:style-name="T2">P</text:span><text:span text:style-name="T2">I</text:span><text:span text:style-name="T2">O</text:span></text:p>
            </draw:text-box>
          </draw:frame>
        </draw:g>
        <draw:g>
          <draw:rect draw:style-name="gr3" draw:text-style-name="P4" draw:layer="layout" svg:width="0.592cm" svg:height="0.592cm" svg:x="14.547cm" svg:y="33.852cm">
            <text:p/>
          </draw:rect>
          <draw:frame draw:style-name="gr27" draw:text-style-name="P6" draw:layer="layout" svg:width="3.438cm" svg:height="0.908cm" svg:x="15.139cm" svg:y="33.671cm">
            <draw:text-box>
              <text:p text:style-name="P5"><text:span text:style-name="T2">I</text:span><text:span text:style-name="T2">R</text:span><text:span text:style-name="T2">Q</text:span><text:span text:style-name="T2"> </text:span><text:span text:style-name="T2">S</text:span><text:span text:style-name="T2">e</text:span><text:span text:style-name="T2">n</text:span><text:span text:style-name="T2">d</text:span><text:span text:style-name="T2">e</text:span><text:span text:style-name="T2">r</text:span></text:p>
            </draw:text-box>
          </draw:frame>
        </draw:g>
        <draw:line draw:style-name="gr14" draw:text-style-name="P10" draw:layer="layout" svg:x1="20.323cm" svg:y1="34.204cm" svg:x2="34.222cm" svg:y2="34.204cm">
          <text:p/>
        </draw:line>
        <draw:g>
          <draw:rect draw:style-name="gr3" draw:text-style-name="P4" draw:layer="layout" svg:width="0.593cm" svg:height="0.593cm" svg:x="34.222cm" svg:y="33.805cm">
            <text:p/>
          </draw:rect>
          <draw:frame draw:style-name="gr28" draw:text-style-name="P6" draw:layer="layout" svg:width="5.739cm" svg:height="1.502cm" svg:x="34.815cm" svg:y="33.328cm">
            <draw:text-box>
              <text:p text:style-name="P5"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c</text:span><text:span text:style-name="T7">o</text:span><text:span text:style-name="T7">r</text:span><text:span text:style-name="T7">e</text:span><text:span text:style-name="T7">_</text:span><text:span text:style-name="T7">t</text:span><text:span text:style-name="T7">i</text:span><text:span text:style-name="T7">c</text:span><text:span text:style-name="T7">k</text:span><text:span text:style-name="T7">_</text:span><text:span text:style-name="T7">i</text:span><text:span text:style-name="T7">r</text:span><text:span text:style-name="T7">q</text:span></text:p>
              <text:p text:style-name="P8"><text:span text:style-name="T2">P</text:span><text:span text:style-name="T2">I</text:span><text:span text:style-name="T2">O</text:span><text:span text:style-name="T2"> </text:span><text:span text:style-name="T2">(</text:span><text:span text:style-name="T2">I</text:span><text:span text:style-name="T2">n</text:span><text:span text:style-name="T2">)</text:span></text:p>
            </draw:text-box>
          </draw:frame>
        </draw:g>
        <draw:line draw:style-name="gr14" draw:text-style-name="P10" draw:layer="layout" svg:x1="4.367cm" svg:y1="34.204cm" svg:x2="4.367cm" svg:y2="13.794cm">
          <text:p/>
        </draw:line>
        <draw:line draw:style-name="gr14" draw:text-style-name="P10" draw:layer="layout" svg:x1="4.367cm" svg:y1="34.204cm" svg:x2="14.509cm" svg:y2="34.204cm">
          <text:p/>
        </draw:line>
        <draw:line draw:style-name="gr12" draw:text-style-name="P10" draw:layer="layout" svg:x1="13.633cm" svg:y1="33.077cm" svg:x2="14.509cm" svg:y2="33.0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fill-image draw:name="arrow_25_20-_25_20Copy" draw:display-name="arrow%20-%20Copy" xlink:href="Pictures/1000000000000080000000804D54BF553018DFFA.bmp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0:34:37.687453236</meta:creation-date>
    <dc:date>2019-01-23T13:53:09.883027573</dc:date>
    <meta:editing-duration>PT1H33M34S</meta:editing-duration>
    <meta:editing-cycles>15</meta:editing-cycles>
    <meta:generator>LibreOffice/6.0.7.3$Linux_X86_64 LibreOffice_project/00m0$Build-3</meta:generator>
    <meta:document-statistic meta:object-count="112"/>
  </office:meta>
</office:document-meta>
</file>